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4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28-29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ISRAEL'S REJECTION (28:1-4, 7-29; 29:1-4, 9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ISRAEL'S REJECTION (28:1-4, 7-29; 29:1-4, 9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northern ten tribes (28:1-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northern ten tribes (28:1-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sin (28: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suffering (28:2-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SRAEL'S REJECTION (28:1-4, 7-29; 29:1-4, 9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northern ten tribes (28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outhern two tribes (28:7-29; 29:1-4, 9-13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southern two tribes (28:7-29; 29:1-4, 9-13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erversions (28:7-10, 14-15; 29:9, 15-16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erversions (28:7-10, 14-15; 29:9, 15-16)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runkenness (28:7-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Disdain (28:9-10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Disbelief (28:14-15; 29: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Disbelief (28:14-15; 29:9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In God's power (28:14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In God's promise (29: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perversions (28:7-10, 14-15; 29:9, 15-16)<text:s text:c="1"/></text:span><text:span text:style-name="a531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Drunkenness (28:7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Disdain (28:9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Disbelief (28:14-15; 29: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Deceit (29:15-1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southern two tribes (28:7-29; 29:1-4, 9-13, 1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versions (28:7-10, 14-15; 29:9, 15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unishment (28:11-13, 16-22; 29:1-4, 10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unishment (28:11-13, 16-22; 29:1-4, 10-13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or Judah, the horrors of the Babylonian Captivity (28:11-13, 17-22; 29:1-4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all Israel, a spiritual sleep, causing the people in their blindness to later reject their own Messiah (28:16; 29:10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southern two tribes (28:7-29; 29:1-4, 9-13, 15-16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perversions (28:7-10, 14-15; 29:9, 15-1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punishment (28:11-13, 16-22; 29:1-4, 10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able (28:23-2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ISRAEL'S REJECTION (28:1-4, 7-29; 29:1-4, 9-16)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northern ten tribes (28:1-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southern two tribes (28:7-29; 29:1-4, 9-13, 15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28-29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REJECTION (28:1-4, 7-29; 29:1-4, 9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RESTORATION (28:5-6, 16; 29:5-8, 17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ISRAEL'S RESTORATION (28:5-6, 16; 29:5-8, 17-24)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deemer (28:16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demption (28:5-6; 29:5-8, 17-2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redemption (28:5-6; 29:5-8, 17-24)<text:s text:c="1"/></text:span><text:span text:style-name="a645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He will provide justice and strength for his people (28:5-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e will provide victory and protection for his people (29:5-8, 20, 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e will provide healing and joy for his people (29:17-19, 21, 23-2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ISRAEL'S RESTORATION (28:5-6, 16; 29:5-8, 17-24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Redeemer (28:1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redemption (28:5-6; 29:5-8, 17-2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ISAIAH 28-29</text:span><text:span text:style-name="a678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ISRAEL'S REJECTION (28:1-4, 7-29; 29:1-4, 9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RESTORATION (28:5-6, 16; 29:5-8, 17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9" draw:style-name="a691" draw:master-page-name="Master1-Layout1-title-Title-Slide" presentation:presentation-page-layout-name="Master1-PPL1" draw:id="Slide-274">
        <draw:frame draw:id="id119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ISAIAH 30-31<text:s text:c="1"/></text:span><text:span text:style-name="a693" text:class-names=""/></text:p>
          </draw:text-box>
          <svg:title/>
          <svg:desc/>
        </draw:frame>
        <draw:frame draw:id="id120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THE DEVASTATION UPON ISRAEL (30:1-14, 16-17; 31:1-3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20" draw:style-name="a701" draw:master-page-name="Master1-Layout12-tx-Title-and-Text" presentation:presentation-page-layout-name="Master1-PPL12" draw:id="Slide-275">
        <draw:frame draw:id="id121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DEVASTATION UPON ISRAEL (30:1-14, 16-17; 31:1-3)<text:s text:c="1"/></text:span><text:span text:style-name="a703" text:class-names=""/></text:p>
          </draw:text-box>
          <svg:title/>
          <svg:desc/>
        </draw:frame>
        <draw:frame draw:id="id122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Israel has done to God (30:1-11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God will do to Israel (30:12-14, 16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1" draw:style-name="a716" draw:master-page-name="Master1-Layout12-tx-Title-and-Text" presentation:presentation-page-layout-name="Master1-PPL12" draw:id="Slide-276">
        <draw:frame draw:id="id123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God will do to Israel (30:12-14, 16-17)<text:s text:c="1"/></text:span><text:span text:style-name="a718" text:class-names=""/></text:p>
          </draw:text-box>
          <svg:title/>
          <svg:desc/>
        </draw:frame>
        <draw:frame draw:id="id124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His judgment will fall on them like a bulging wall (30:12-14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thousand of them will flee from one enemy soldier (30:16-17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2" draw:style-name="a731" draw:master-page-name="Master1-Layout12-tx-Title-and-Text" presentation:presentation-page-layout-name="Master1-PPL12" draw:id="Slide-277">
        <draw:frame draw:id="id125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DEVASTATION UPON ISRAEL (30:1-14, 16-17; 31:1-3)<text:s text:c="1"/></text:span><text:span text:style-name="a733" text:class-names=""/></text:p>
          </draw:text-box>
          <svg:title/>
          <svg:desc/>
        </draw:frame>
        <draw:frame draw:id="id126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Israel has done to God (30:1-11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God will do to Israel (30:12-14, 16-1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3" draw:style-name="a746" draw:master-page-name="Master1-Layout12-tx-Title-and-Text" presentation:presentation-page-layout-name="Master1-PPL12" draw:id="Slide-278">
        <draw:frame draw:id="id127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ISAIAH 30-31<text:s text:c="1"/></text:span><text:span text:style-name="a748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DEVASTATION UPON ISRAEL (30:1-14, 16-17; 31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INVITATION TO ISRAEL (30:15, 18; 31:6-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SALVATION OF ISRAEL (30:19-33; 31:4-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SALVATION OF ISRAEL (30:19-33; 31:4-5):<text:s text:c="1"/></text:span><text:span text:style-name="a766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mfort his people and hear their prayers (30:19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each and guide them (30:20-22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them abundant crops (30:23-26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Defeat their enemies (30:27-28, 30-33; 31:4-5, 8-9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Fill their hearts with joy (30:2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ISAIAH 30-31<text:s text:c="1"/></text:span><text:span text:style-name="a790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EVASTATION UPON ISRAEL (30:1-14, 16-17; 31:1-3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INVITATION TO ISRAEL (30:15, 18; 31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SALVATION OF ISRAEL (30:19-33; 31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ISAIAH 32-33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ISRAEL'S FUTURE: The Wonders (32:1-8, 15-20; 33:16-24):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-title-Title-Slide" presentation:presentation-page-layout-name="Master1-PPL1" draw:id="Slide-282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ISRAEL'S FUTURE: The Wonders (32:1-8, 15-20; 33:16-24):<text:s text:c="1"/></text:span><text:span text:style-name="a818" text:class-names=""/></text:p>
          </draw:text-box>
          <svg:title/>
          <svg:desc/>
        </draw:frame>
        <draw:frame draw:id="id136" presentation:style-name="a825" draw:name="Subtitle 2" svg:x="1.38in" svg:y="5.25in" svg:width="10.3in" svg:height="1.85in" presentation:class="subtitle" presentation:placeholder="false">
          <draw:text-box>
            <text:p text:style-name="a822" text:class-names="" text:cond-style-name=""><text:span text:style-name="a821" text:class-names=""><text:s text:c="1"/>The ministry of the Son of God (32:1-8; 33:16-24):<text:s text:c="1"/></text:span></text:p>
            <text:p text:style-name="a824" text:class-names="" text:cond-style-name=""><text:span text:style-name="a823" text:class-names=""/></text:p>
          </draw:text-box>
          <svg:title/>
          <svg:desc/>
        </draw:frame>
      </draw:page>
      <draw:page draw:name="Slide28" draw:style-name="a826" draw:master-page-name="Master1-Layout12-tx-Title-and-Text" presentation:presentation-page-layout-name="Master1-PPL12" draw:id="Slide-283">
        <draw:frame draw:id="id137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ministry of the Son of God (32:1-8; 33:16-24):<text:s text:c="1"/></text:span><text:span text:style-name="a828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o reign as earth's righteous king (32:1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o restore and regenerate Israel (32:2-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o right all wrongs (32:5-8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o meet the needs of all people (33:16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o usher in universal peace (33:18-24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ISRAEL'S FUTURE: The Wonders (32:1-8, 15-20; 33:16-24):<text:s text:c="1"/></text:span><text:span text:style-name="a852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ministry of the Son of God (32:1-8; 33:16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ministry of the Spirit of God (32:15-20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ministry of the Spirit of God (32:15-20)<text:s text:c="1"/></text:span><text:span text:style-name="a867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o anoint the people of God (32:15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o bring about worldwide justice (32:16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o guarantee abundant crops (32:18-2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ISRAEL'S FUTURE: The Wonders (32:1-8, 15-20; 33:16-24):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ministry of the Son of God (32:1-8; 33:16-24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ministry of the Spirit of God (32:15-2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ISAIAH 32-33<text:s text:c="1"/></text:span><text:span text:style-name="a900" text:class-names=""/></text:p>
          </draw:text-box>
          <svg:title/>
          <svg:desc/>
        </draw:frame>
        <draw:frame draw:id="id146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ISRAEL'S FUTURE: The Wonders (32:1-8, 15-20; 33:16-24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ISRAEL'S PRESENT: The Warnings (32:9-14; 33:1-1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3" draw:style-name="a913" draw:master-page-name="Master1-Layout1-title-Title-Slide" presentation:presentation-page-layout-name="Master1-PPL1" draw:id="Slide-288">
        <draw:frame draw:id="id147" presentation:style-name="a917" draw:name="Title 1" svg:x="1.38in" svg:y="0.83in" svg:width="10.3in" svg:height="4.42in" presentation:class="title" presentation:placeholder="false">
          <draw:text-box>
            <text:p text:style-name="a916" text:class-names="" text:cond-style-name=""><text:span text:style-name="a914" text:class-names="">ISRAEL'S PRESENT: The Warnings (32:9-14; 33:1-15):<text:s text:c="1"/></text:span><text:span text:style-name="a915" text:class-names=""/></text:p>
          </draw:text-box>
          <svg:title/>
          <svg:desc/>
        </draw:frame>
        <draw:frame draw:id="id148" presentation:style-name="a922" draw:name="Subtitle 2" svg:x="1.38in" svg:y="5.25in" svg:width="10.3in" svg:height="1.85in" presentation:class="subtitle" presentation:placeholder="false">
          <draw:text-box>
            <text:p text:style-name="a919" text:class-names="" text:cond-style-name=""><text:span text:style-name="a918" text:class-names=""><text:s text:c="1"/>He warns the women of Israel (32:9-14).<text:s text:c="1"/></text:span></text:p>
            <text:p text:style-name="a921" text:class-names="" text:cond-style-name=""><text:span text:style-name="a920" text:class-names=""/></text:p>
          </draw:text-box>
          <svg:title/>
          <svg:desc/>
        </draw:frame>
      </draw:page>
      <draw:page draw:name="Slide34" draw:style-name="a923" draw:master-page-name="Master1-Layout12-tx-Title-and-Text" presentation:presentation-page-layout-name="Master1-PPL12" draw:id="Slide-289">
        <draw:frame draw:id="id149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<text:s text:c="1"/>He warns the women of Israel (32:9-14).<text:s text:c="1"/></text:span><text:span text:style-name="a925" text:class-names=""/></text:p>
          </draw:text-box>
          <svg:title/>
          <svg:desc/>
        </draw:frame>
        <draw:frame draw:id="id150" presentation:style-name="a937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<text:s text:c="1"/>Hear God's word (32:9-10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Heed God's word (32:11-14):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35" draw:style-name="a938" draw:master-page-name="Master1-Layout12-tx-Title-and-Text" presentation:presentation-page-layout-name="Master1-PPL12" draw:id="Slide-290">
        <draw:frame draw:id="id151" presentation:style-name="a942" draw:name="Title 1" svg:x="1.38in" svg:y="0.4in" svg:width="10.6in" svg:height="1.44965in" presentation:class="title" presentation:placeholder="false">
          <draw:text-box>
            <text:p text:style-name="a941" text:class-names="" text:cond-style-name=""><text:span text:style-name="a939" text:class-names="">ISRAEL'S PRESENT: The Warnings (32:9-14; 33:1-15):<text:s text:c="1"/></text:span><text:span text:style-name="a940" text:class-names=""/></text:p>
          </draw:text-box>
          <svg:title/>
          <svg:desc/>
        </draw:frame>
        <draw:frame draw:id="id152" presentation:style-name="a952" draw:name="Text Placeholder 2" svg:x="1.38in" svg:y="2in" svg:width="9.4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<text:s text:c="1"/>He warns the women of Israel (32:9-14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He warns the warriors of Assyria (33:1-15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6" draw:style-name="a953" draw:master-page-name="Master1-Layout12-tx-Title-and-Text" presentation:presentation-page-layout-name="Master1-PPL12" draw:id="Slide-291">
        <draw:frame draw:id="id153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He warns the warriors of Assyria (33:1-15):<text:s text:c="1"/></text:span><text:span text:style-name="a955" text:class-names=""/></text:p>
          </draw:text-box>
          <svg:title/>
          <svg:desc/>
        </draw:frame>
        <draw:frame draw:id="id154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prayer for deliverance (33:2-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promise of deliverance (33:1, 5-15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7" draw:style-name="a968" draw:master-page-name="Master1-Layout12-tx-Title-and-Text" presentation:presentation-page-layout-name="Master1-PPL12" draw:id="Slide-292">
        <draw:frame draw:id="id155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promise of deliverance (33:1, 5-15)<text:s text:c="1"/></text:span><text:span text:style-name="a970" text:class-names=""/></text:p>
          </draw:text-box>
          <svg:title/>
          <svg:desc/>
        </draw:frame>
        <draw:frame draw:id="id156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Assyrian destroyers will be destroyed themselves (33:1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Assyrian armies will be cut down like thorns and burned (33:5-15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8" draw:style-name="a983" draw:master-page-name="Master1-Layout12-tx-Title-and-Text" presentation:presentation-page-layout-name="Master1-PPL12" draw:id="Slide-293">
        <draw:frame draw:id="id157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He warns the warriors of Assyria (33:1-15):<text:s text:c="1"/></text:span><text:span text:style-name="a985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prayer for deliverance (33:2-4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promise of deliverance (33:1, 5-15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ISRAEL'S PRESENT: The Warnings (32:9-14; 33:1-15):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He warns the women of Israel (32:9-14).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He warns the warriors of Assyria (33:1-15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ISAIAH 32-33<text:s text:c="1"/></text:span><text:span text:style-name="a1015" text:class-names=""/></text:p>
          </draw:text-box>
          <svg:title/>
          <svg:desc/>
        </draw:frame>
        <draw:frame draw:id="id162" presentation:style-name="a1027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ISRAEL'S FUTURE: The Wonders (32:1-8, 15-20; 33:16-24):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SRAEL'S PRESENT: The Warnings (32:9-14; 33:1-15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</draw:page>
      <draw:page draw:name="Slide41" draw:style-name="a1028" draw:master-page-name="Master1-Layout1-title-Title-Slide" presentation:presentation-page-layout-name="Master1-PPL1" draw:id="Slide-296">
        <draw:frame draw:id="id163" presentation:style-name="a1032" draw:name="Title 1" svg:x="1.38in" svg:y="0.83in" svg:width="10.3in" svg:height="4.42in" presentation:class="title" presentation:placeholder="false">
          <draw:text-box>
            <text:p text:style-name="a1031" text:class-names="" text:cond-style-name=""><text:span text:style-name="a1029" text:class-names="">ISAIAH 34-35</text:span><text:span text:style-name="a1030" text:class-names=""/></text:p>
          </draw:text-box>
          <svg:title/>
          <svg:desc/>
        </draw:frame>
        <draw:frame draw:id="id164" presentation:style-name="a1037" draw:name="Subtitle 2" svg:x="1.38in" svg:y="5.25in" svg:width="10.3in" svg:height="1.85in" presentation:class="subtitle" presentation:placeholder="false">
          <draw:text-box>
            <text:p text:style-name="a1034" text:class-names="" text:cond-style-name=""><text:span text:style-name="a1033" text:class-names="">GOD'S GRIEVOUS PUNISHMENT (34:1-17)<text:s text:c="1"/></text:span></text:p>
            <text:p text:style-name="a1036" text:class-names="" text:cond-style-name=""><text:span text:style-name="a1035" text:class-names=""/></text:p>
          </draw:text-box>
          <svg:title/>
          <svg:desc/>
        </draw:frame>
      </draw:page>
      <draw:page draw:name="Slide42" draw:style-name="a1038" draw:master-page-name="Master1-Layout1-title-Title-Slide" presentation:presentation-page-layout-name="Master1-PPL1" draw:id="Slide-297">
        <draw:frame draw:id="id165" presentation:style-name="a1042" draw:name="Title 1" svg:x="1.38in" svg:y="0.83in" svg:width="10.3in" svg:height="4.42in" presentation:class="title" presentation:placeholder="false">
          <draw:text-box>
            <text:p text:style-name="a1041" text:class-names="" text:cond-style-name=""><text:span text:style-name="a1039" text:class-names="">GOD'S GRIEVOUS PUNISHMENT (34:1-17)<text:s text:c="1"/></text:span><text:span text:style-name="a1040" text:class-names=""/></text:p>
          </draw:text-box>
          <svg:title/>
          <svg:desc/>
        </draw:frame>
        <draw:frame draw:id="id166" presentation:style-name="a1047" draw:name="Subtitle 2" svg:x="1.38in" svg:y="5.25in" svg:width="10.3in" svg:height="1.85in" presentation:class="subtitle" presentation:placeholder="false">
          <draw:text-box>
            <text:p text:style-name="a1044" text:class-names="" text:cond-style-name=""><text:span text:style-name="a1043" text:class-names=""><text:s text:c="1"/>Judgment upon all nations (34:1-4):<text:s text:c="1"/></text:span></text:p>
            <text:p text:style-name="a1046" text:class-names="" text:cond-style-name=""><text:span text:style-name="a1045" text:class-names=""/></text:p>
          </draw:text-box>
          <svg:title/>
          <svg:desc/>
        </draw:frame>
      </draw:page>
      <draw:page draw:name="Slide43" draw:style-name="a1048" draw:master-page-name="Master1-Layout12-tx-Title-and-Text" presentation:presentation-page-layout-name="Master1-PPL12" draw:id="Slide-298">
        <draw:frame draw:id="id167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Judgment upon all nations (34:1-4):<text:s text:c="1"/></text:span><text:span text:style-name="a1050" text:class-names=""/></text:p>
          </draw:text-box>
          <svg:title/>
          <svg:desc/>
        </draw:frame>
        <draw:frame draw:id="id168" presentation:style-name="a1065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The world's armies will be destroyed (34:1-2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mountains will flow with the blood of unburied corpses (34:3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heavens will dissolve, and the stars will fall (34:4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44" draw:style-name="a1066" draw:master-page-name="Master1-Layout12-tx-Title-and-Text" presentation:presentation-page-layout-name="Master1-PPL12" draw:id="Slide-299">
        <draw:frame draw:id="id169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GOD'S GRIEVOUS PUNISHMENT (34:1-17)<text:s text:c="1"/></text:span><text:span text:style-name="a1068" text:class-names=""/></text:p>
          </draw:text-box>
          <svg:title/>
          <svg:desc/>
        </draw:frame>
        <draw:frame draw:id="id170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Judgment upon all nations (34:1-4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Judgment upon one nation (34:5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5" draw:style-name="a1081" draw:master-page-name="Master1-Layout1-title-Title-Slide" presentation:presentation-page-layout-name="Master1-PPL1" draw:id="Slide-300">
        <draw:frame draw:id="id171" presentation:style-name="a1085" draw:name="Title 1" svg:x="1.38in" svg:y="0.83in" svg:width="10.3in" svg:height="4.42in" presentation:class="title" presentation:placeholder="false">
          <draw:text-box>
            <text:p text:style-name="a1084" text:class-names="" text:cond-style-name=""><text:span text:style-name="a1082" text:class-names=""><text:s text:c="1"/>Judgment upon one nation (34:5-17):<text:s text:c="1"/></text:span><text:span text:style-name="a1083" text:class-names=""/></text:p>
          </draw:text-box>
          <svg:title/>
          <svg:desc/>
        </draw:frame>
        <draw:frame draw:id="id172" presentation:style-name="a1090" draw:name="Subtitle 2" svg:x="1.38in" svg:y="5.25in" svg:width="10.3in" svg:height="1.85in" presentation:class="subtitle" presentation:placeholder="false">
          <draw:text-box>
            <text:p text:style-name="a1087" text:class-names="" text:cond-style-name=""><text:span text:style-name="a1086" text:class-names=""><text:s text:c="1"/>The severity of God's judgment (34:5-15)<text:s text:c="1"/></text:span></text:p>
            <text:p text:style-name="a1089" text:class-names="" text:cond-style-name=""><text:span text:style-name="a1088" text:class-names=""/></text:p>
          </draw:text-box>
          <svg:title/>
          <svg:desc/>
        </draw:frame>
      </draw:page>
      <draw:page draw:name="Slide46" draw:style-name="a1091" draw:master-page-name="Master1-Layout12-tx-Title-and-Text" presentation:presentation-page-layout-name="Master1-PPL12" draw:id="Slide-301">
        <draw:frame draw:id="id173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<text:s text:c="1"/>The severity of God's judgment (34:5-15)<text:s text:c="1"/></text:span><text:span text:style-name="a1093" text:class-names=""/></text:p>
          </draw:text-box>
          <svg:title/>
          <svg:desc/>
        </draw:frame>
        <draw:frame draw:id="id174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Edom's people will be cut down like animals (34:5-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ground will be covered with fire (34:9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land will become desolate and uninhabited (34:10-15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7" draw:style-name="a1109" draw:master-page-name="Master1-Layout12-tx-Title-and-Text" presentation:presentation-page-layout-name="Master1-PPL12" draw:id="Slide-302">
        <draw:frame draw:id="id175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Judgment upon one nation (34:5-17):<text:s text:c="1"/></text:span><text:span text:style-name="a1111" text:class-names=""/></text:p>
          </draw:text-box>
          <svg:title/>
          <svg:desc/>
        </draw:frame>
        <draw:frame draw:id="id176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The severity of God's judgment (34:5-15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The surety of God's judgment (34:16-17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8" draw:style-name="a1124" draw:master-page-name="Master1-Layout12-tx-Title-and-Text" presentation:presentation-page-layout-name="Master1-PPL12" draw:id="Slide-303">
        <draw:frame draw:id="id177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GOD'S GRIEVOUS PUNISHMENT (34:1-17)<text:s text:c="1"/></text:span><text:span text:style-name="a1126" text:class-names=""/></text:p>
          </draw:text-box>
          <svg:title/>
          <svg:desc/>
        </draw:frame>
        <draw:frame draw:id="id178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Judgment upon all nations (34:1-4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Judgment upon one nation (34:5-17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9" draw:style-name="a1139" draw:master-page-name="Master1-Layout12-tx-Title-and-Text" presentation:presentation-page-layout-name="Master1-PPL12" draw:id="Slide-304">
        <draw:frame draw:id="id179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ISAIAH 34-35</text:span><text:span text:style-name="a1141" text:class-names=""/></text:p>
          </draw:text-box>
          <svg:title/>
          <svg:desc/>
        </draw:frame>
        <draw:frame draw:id="id180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GOD'S GRIEVOUS PUNISHMENT (34:1-17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GOD'S GLORIOUS PROVISION (35:1-10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50" draw:style-name="a1154" draw:master-page-name="Master1-Layout1-title-Title-Slide" presentation:presentation-page-layout-name="Master1-PPL1" draw:id="Slide-305">
        <draw:frame draw:id="id181" presentation:style-name="a1158" draw:name="Title 1" svg:x="1.38in" svg:y="0.83in" svg:width="10.3in" svg:height="4.42in" presentation:class="title" presentation:placeholder="false">
          <draw:text-box>
            <text:p text:style-name="a1157" text:class-names="" text:cond-style-name=""><text:span text:style-name="a1155" text:class-names="">GOD'S GLORIOUS PROVISION (35:1-10):<text:s text:c="1"/></text:span><text:span text:style-name="a1156" text:class-names=""/></text:p>
          </draw:text-box>
          <svg:title/>
          <svg:desc/>
        </draw:frame>
        <draw:frame draw:id="id182" presentation:style-name="a1163" draw:name="Subtitle 2" svg:x="1.38in" svg:y="5.25in" svg:width="10.3in" svg:height="1.85in" presentation:class="subtitle" presentation:placeholder="false">
          <draw:text-box>
            <text:p text:style-name="a1160" text:class-names="" text:cond-style-name=""><text:span text:style-name="a1159" text:class-names=""><text:s text:c="1"/>Life in the perfect age-the characteristics (3 5:1 -2, 5-10)<text:s text:c="1"/></text:span></text:p>
            <text:p text:style-name="a1162" text:class-names="" text:cond-style-name=""><text:span text:style-name="a1161" text:class-names=""/></text:p>
          </draw:text-box>
          <svg:title/>
          <svg:desc/>
        </draw:frame>
      </draw:page>
      <draw:page draw:name="Slide51" draw:style-name="a1164" draw:master-page-name="Master1-Layout12-tx-Title-and-Text" presentation:presentation-page-layout-name="Master1-PPL12" draw:id="Slide-306">
        <draw:frame draw:id="id183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<text:s text:c="1"/>Life in the perfect age-the characteristics (3 5:1 -2, 5-10)<text:s text:c="1"/></text:span><text:span text:style-name="a1166" text:class-names=""/></text:p>
          </draw:text-box>
          <svg:title/>
          <svg:desc/>
        </draw:frame>
        <draw:frame draw:id="id184" presentation:style-name="a1181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deserts will bloom (35:1-2, 6-7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blind will see, and the deaf will hear (35:5).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A Highway of Holiness will be built (35:8-10).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52" draw:style-name="a1182" draw:master-page-name="Master1-Layout12-tx-Title-and-Text" presentation:presentation-page-layout-name="Master1-PPL12" draw:id="Slide-307">
        <draw:frame draw:id="id185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GOD'S GLORIOUS PROVISION (35:1-10):<text:s text:c="1"/></text:span><text:span text:style-name="a1184" text:class-names=""/></text:p>
          </draw:text-box>
          <svg:title/>
          <svg:desc/>
        </draw:frame>
        <draw:frame draw:id="id186" presentation:style-name="a1196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Life in the perfect age-the characteristics (3 5:1 -2, 5-10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Life in the present age-the challenge (35:3-4):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</draw:page>
      <draw:page draw:name="Slide53" draw:style-name="a1197" draw:master-page-name="Master1-Layout12-tx-Title-and-Text" presentation:presentation-page-layout-name="Master1-PPL12" draw:id="Slide-308">
        <draw:frame draw:id="id187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ISAIAH 34-35</text:span><text:span text:style-name="a1199" text:class-names=""/></text:p>
          </draw:text-box>
          <svg:title/>
          <svg:desc/>
        </draw:frame>
        <draw:frame draw:id="id188" presentation:style-name="a1211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GOD'S GRIEVOUS PUNISHMENT (34:1-17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GOD'S GLORIOUS PROVISION (35:1-10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54" draw:style-name="a1212" draw:master-page-name="Master1-Layout1-title-Title-Slide" presentation:presentation-page-layout-name="Master1-PPL1" draw:id="Slide-309">
        <draw:frame draw:id="id189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saiah Part 4</text:span><text:span text:style-name="a1214" text:class-names=""/></text:p>
          </draw:text-box>
          <svg:title/>
          <svg:desc/>
        </draw:frame>
        <draw:frame draw:id="id190" presentation:style-name="a12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4</dc:title>
    <meta:initial-creator>David STRICKLAND</meta:initial-creator>
    <dc:creator>David STRICKLAND</dc:creator>
    <meta:creation-date>2020-02-22T17:32:34Z</meta:creation-date>
    <dc:date>2020-02-22T17:32:35Z</dc:date>
    <meta:template xlink:href="BibleStudy" xlink:type="simple"/>
    <meta:editing-cycles>1</meta:editing-cycles>
    <meta:editing-duration>PT1S</meta:editing-duration>
    <meta:document-statistic meta:paragraph-count="164" meta:word-count="1554"/>
  </office:meta>
</office:document-meta>
</file>